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final_development" table:style-name="ta1">
        <table:shapes>
          <draw:frame draw:z-index="0" draw:style-name="gr1" draw:text-style-name="P1" svg:width="453.51pt" svg:height="255.09pt" svg:x="177.93pt" svg:y="101.45pt">
            <draw:object draw:notify-on-update-of-ranges="best_final_development.B1:best_final_development.B11 best_final_development.C1:best_final_development.C11 best_final_development.D1:best_final_development.D11 best_final_development.E1:best_final_development.E11 best_final_development.F1:best_final_development.F11 best_final_development.G1:best_final_development.G11 best_final_development.H1:best_final_development.H11 best_final_development.I1:best_final_development.I11 best_final_development.J1:best_final_development.J11 best_final_development.K1:best_final_development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9305265113538" calcext:value-type="float">
            <text:p>0.8893052651135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11390103594276" calcext:value-type="float">
            <text:p>0.711390103594276</text:p>
          </table:table-cell>
          <table:table-cell office:value-type="float" office:value="0.249879734390893" calcext:value-type="float">
            <text:p>0.24987973439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86385455866" calcext:value-type="float">
            <text:p>0.79086385455866</text:p>
          </table:table-cell>
          <table:table-cell office:value-type="float" office:value="0" calcext:value-type="float">
            <text:p>0</text:p>
          </table:table-cell>
          <table:table-cell office:value-type="float" office:value="0.961763628007723" calcext:value-type="float">
            <text:p>0.961763628007723</text:p>
          </table:table-cell>
          <table:table-cell office:value-type="float" office:value="0.121772131215831" calcext:value-type="float">
            <text:p>0.121772131215831</text:p>
          </table:table-cell>
          <table:table-cell office:value-type="float" office:value="0.0162030060111225" calcext:value-type="float">
            <text:p>0.016203006011123</text:p>
          </table:table-cell>
          <table:table-cell office:value-type="float" office:value="0" calcext:value-type="float">
            <text:p>0</text:p>
          </table:table-cell>
          <table:table-cell office:value-type="float" office:value="0.429342495666713" calcext:value-type="float">
            <text:p>0.429342495666713</text:p>
          </table:table-cell>
          <table:table-cell office:value-type="float" office:value="0.748069791209453" calcext:value-type="float">
            <text:p>0.748069791209453</text:p>
          </table:table-cell>
          <table:table-cell office:value-type="float" office:value="0.613674328109455" calcext:value-type="float">
            <text:p>0.613674328109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3319389847003" calcext:value-type="float">
            <text:p>0.703319389847003</text:p>
          </table:table-cell>
          <table:table-cell office:value-type="float" office:value="0" calcext:value-type="float">
            <text:p>0</text:p>
          </table:table-cell>
          <table:table-cell office:value-type="float" office:value="1.38065623075665" calcext:value-type="float">
            <text:p>1.38065623075665</text:p>
          </table:table-cell>
          <table:table-cell office:value-type="float" office:value="1.47822790701104" calcext:value-type="float">
            <text:p>1.47822790701104</text:p>
          </table:table-cell>
          <table:table-cell office:value-type="float" office:value="0.00438445501704529" calcext:value-type="float">
            <text:p>0.004384455017045</text:p>
          </table:table-cell>
          <table:table-cell office:value-type="float" office:value="0.798006735627854" calcext:value-type="float">
            <text:p>0.798006735627854</text:p>
          </table:table-cell>
          <table:table-cell office:value-type="float" office:value="1.07111614165516" calcext:value-type="float">
            <text:p>1.07111614165516</text:p>
          </table:table-cell>
          <table:table-cell office:value-type="float" office:value="0.998309709378297" calcext:value-type="float">
            <text:p>0.998309709378297</text:p>
          </table:table-cell>
          <table:table-cell office:value-type="float" office:value="0.15852666885408" calcext:value-type="float">
            <text:p>0.15852666885408</text:p>
          </table:table-cell>
          <table:table-cell office:value-type="float" office:value="0.28468504612799" calcext:value-type="float">
            <text:p>0.28468504612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5465636447381" calcext:value-type="float">
            <text:p>0.625465636447381</text:p>
          </table:table-cell>
          <table:table-cell office:value-type="float" office:value="0.615316726830519" calcext:value-type="float">
            <text:p>0.615316726830519</text:p>
          </table:table-cell>
          <table:table-cell office:value-type="float" office:value="0.875759199584267" calcext:value-type="float">
            <text:p>0.875759199584267</text:p>
          </table:table-cell>
          <table:table-cell office:value-type="float" office:value="2.79833356479723" calcext:value-type="float">
            <text:p>2.79833356479723</text:p>
          </table:table-cell>
          <table:table-cell office:value-type="float" office:value="0.00118641231036376" calcext:value-type="float">
            <text:p>0.001186412310364</text:p>
          </table:table-cell>
          <table:table-cell office:value-type="float" office:value="2.63552032826452" calcext:value-type="float">
            <text:p>2.63552032826452</text:p>
          </table:table-cell>
          <table:table-cell office:value-type="float" office:value="2.31629009882321" calcext:value-type="float">
            <text:p>2.31629009882321</text:p>
          </table:table-cell>
          <table:table-cell office:value-type="float" office:value="1.78586084516431" calcext:value-type="float">
            <text:p>1.78586084516431</text:p>
          </table:table-cell>
          <table:table-cell office:value-type="float" office:value="0.340950964297537" calcext:value-type="float">
            <text:p>0.340950964297537</text:p>
          </table:table-cell>
          <table:table-cell office:value-type="float" office:value="2.3636274401372" calcext:value-type="float">
            <text:p>2.3636274401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6229883640245" calcext:value-type="float">
            <text:p>0.556229883640245</text:p>
          </table:table-cell>
          <table:table-cell office:value-type="float" office:value="3.72678426042832" calcext:value-type="float">
            <text:p>3.72678426042832</text:p>
          </table:table-cell>
          <table:table-cell office:value-type="float" office:value="1.5890059203979" calcext:value-type="float">
            <text:p>1.5890059203979</text:p>
          </table:table-cell>
          <table:table-cell office:value-type="float" office:value="0.537264297865633" calcext:value-type="float">
            <text:p>0.537264297865633</text:p>
          </table:table-cell>
          <table:table-cell office:value-type="float" office:value="2.84013309256323" calcext:value-type="float">
            <text:p>2.84013309256323</text:p>
          </table:table-cell>
          <table:table-cell office:value-type="float" office:value="5.90946727084167" calcext:value-type="float">
            <text:p>5.90946727084167</text:p>
          </table:table-cell>
          <table:table-cell office:value-type="float" office:value="4.64851728313603" calcext:value-type="float">
            <text:p>4.64851728313603</text:p>
          </table:table-cell>
          <table:table-cell office:value-type="float" office:value="3.60933011790107" calcext:value-type="float">
            <text:p>3.60933011790107</text:p>
          </table:table-cell>
          <table:table-cell office:value-type="float" office:value="0.0604479559214007" calcext:value-type="float">
            <text:p>0.060447955921401</text:p>
          </table:table-cell>
          <table:table-cell office:value-type="float" office:value="3.97788866907426" calcext:value-type="float">
            <text:p>3.97788866907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4658164134761" calcext:value-type="float">
            <text:p>0.494658164134761</text:p>
          </table:table-cell>
          <table:table-cell office:value-type="float" office:value="0.482548866391077" calcext:value-type="float">
            <text:p>0.482548866391077</text:p>
          </table:table-cell>
          <table:table-cell office:value-type="float" office:value="7.22758495121394" calcext:value-type="float">
            <text:p>7.22758495121394</text:p>
          </table:table-cell>
          <table:table-cell office:value-type="float" office:value="0.671087907514319" calcext:value-type="float">
            <text:p>0.671087907514319</text:p>
          </table:table-cell>
          <table:table-cell office:value-type="float" office:value="14.6796378729441" calcext:value-type="float">
            <text:p>14.6796378729441</text:p>
          </table:table-cell>
          <table:table-cell office:value-type="float" office:value="7.52815456441096" calcext:value-type="float">
            <text:p>7.52815456441096</text:p>
          </table:table-cell>
          <table:table-cell office:value-type="float" office:value="5.52549593029141" calcext:value-type="float">
            <text:p>5.52549593029141</text:p>
          </table:table-cell>
          <table:table-cell office:value-type="float" office:value="10.2378439658488" calcext:value-type="float">
            <text:p>10.2378439658488</text:p>
          </table:table-cell>
          <table:table-cell office:value-type="float" office:value="0.0107169527518535" calcext:value-type="float">
            <text:p>0.010716952751854</text:p>
          </table:table-cell>
          <table:table-cell office:value-type="float" office:value="9.23534872006839" calcext:value-type="float">
            <text:p>9.23534872006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9902109796439" calcext:value-type="float">
            <text:p>0.439902109796439</text:p>
          </table:table-cell>
          <table:table-cell office:value-type="float" office:value="0.0624810539552273" calcext:value-type="float">
            <text:p>0.062481053955227</text:p>
          </table:table-cell>
          <table:table-cell office:value-type="float" office:value="21.5543631626387" calcext:value-type="float">
            <text:p>21.5543631626387</text:p>
          </table:table-cell>
          <table:table-cell office:value-type="float" office:value="38.6636179424149" calcext:value-type="float">
            <text:p>38.6636179424149</text:p>
          </table:table-cell>
          <table:table-cell office:value-type="float" office:value="29.4995768613383" calcext:value-type="float">
            <text:p>29.4995768613383</text:p>
          </table:table-cell>
          <table:table-cell office:value-type="float" office:value="18.1185909384348" calcext:value-type="float">
            <text:p>18.1185909384348</text:p>
          </table:table-cell>
          <table:table-cell office:value-type="float" office:value="0.882517595244783" calcext:value-type="float">
            <text:p>0.882517595244783</text:p>
          </table:table-cell>
          <table:table-cell office:value-type="float" office:value="25.95799542209" calcext:value-type="float">
            <text:p>25.95799542209</text:p>
          </table:table-cell>
          <table:table-cell office:value-type="float" office:value="0.0019000324251626" calcext:value-type="float">
            <text:p>0.001900032425163</text:p>
          </table:table-cell>
          <table:table-cell office:value-type="float" office:value="25.1328603479498" calcext:value-type="float">
            <text:p>25.1328603479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1207262376527" calcext:value-type="float">
            <text:p>0.391207262376527</text:p>
          </table:table-cell>
          <table:table-cell office:value-type="float" office:value="57.6864808834989" calcext:value-type="float">
            <text:p>57.6864808834989</text:p>
          </table:table-cell>
          <table:table-cell office:value-type="float" office:value="24.5279956519031" calcext:value-type="float">
            <text:p>24.5279956519031</text:p>
          </table:table-cell>
          <table:table-cell office:value-type="float" office:value="100.884216081207" calcext:value-type="float">
            <text:p>100.884216081207</text:p>
          </table:table-cell>
          <table:table-cell office:value-type="float" office:value="29.6910650810402" calcext:value-type="float">
            <text:p>29.6910650810402</text:p>
          </table:table-cell>
          <table:table-cell office:value-type="float" office:value="23.6514409113677" calcext:value-type="float">
            <text:p>23.6514409113677</text:p>
          </table:table-cell>
          <table:table-cell office:value-type="float" office:value="0.140953376084662" calcext:value-type="float">
            <text:p>0.140953376084662</text:p>
          </table:table-cell>
          <table:table-cell office:value-type="float" office:value="46.7542075282377" calcext:value-type="float">
            <text:p>46.7542075282377</text:p>
          </table:table-cell>
          <table:table-cell office:value-type="float" office:value="54.0994841682624" calcext:value-type="float">
            <text:p>54.0994841682624</text:p>
          </table:table-cell>
          <table:table-cell office:value-type="float" office:value="71.9033510141803" calcext:value-type="float">
            <text:p>71.90335101418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7902678182099" calcext:value-type="float">
            <text:p>0.347902678182099</text:p>
          </table:table-cell>
          <table:table-cell office:value-type="float" office:value="182.925177394111" calcext:value-type="float">
            <text:p>182.925177394111</text:p>
          </table:table-cell>
          <table:table-cell office:value-type="float" office:value="23.1551544315949" calcext:value-type="float">
            <text:p>23.1551544315949</text:p>
          </table:table-cell>
          <table:table-cell office:value-type="float" office:value="19.3692017994008" calcext:value-type="float">
            <text:p>19.3692017994008</text:p>
          </table:table-cell>
          <table:table-cell office:value-type="float" office:value="8.1360981107025" calcext:value-type="float">
            <text:p>8.1360981107025</text:p>
          </table:table-cell>
          <table:table-cell office:value-type="float" office:value="15.723733765825" calcext:value-type="float">
            <text:p>15.723733765825</text:p>
          </table:table-cell>
          <table:table-cell office:value-type="float" office:value="0.0402554552779273" calcext:value-type="float">
            <text:p>0.040255455277927</text:p>
          </table:table-cell>
          <table:table-cell office:value-type="float" office:value="52.913576878222" calcext:value-type="float">
            <text:p>52.913576878222</text:p>
          </table:table-cell>
          <table:table-cell office:value-type="float" office:value="35.2455602136262" calcext:value-type="float">
            <text:p>35.2455602136262</text:p>
          </table:table-cell>
          <table:table-cell office:value-type="float" office:value="71.9033510141803" calcext:value-type="float">
            <text:p>71.9033510141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391683454441" calcext:value-type="float">
            <text:p>0.309391683454441</text:p>
          </table:table-cell>
          <table:table-cell office:value-type="float" office:value="43.1223390386981" calcext:value-type="float">
            <text:p>43.1223390386981</text:p>
          </table:table-cell>
          <table:table-cell office:value-type="float" office:value="102.699681285729" calcext:value-type="float">
            <text:p>102.699681285729</text:p>
          </table:table-cell>
          <table:table-cell office:value-type="float" office:value="3.71877775254678" calcext:value-type="float">
            <text:p>3.71877775254678</text:p>
          </table:table-cell>
          <table:table-cell office:value-type="float" office:value="88.4333886420851" calcext:value-type="float">
            <text:p>88.4333886420851</text:p>
          </table:table-cell>
          <table:table-cell office:value-type="float" office:value="10.4533082980037" calcext:value-type="float">
            <text:p>10.4533082980037</text:p>
          </table:table-cell>
          <table:table-cell office:value-type="float" office:value="56.3542312888254" calcext:value-type="float">
            <text:p>56.3542312888254</text:p>
          </table:table-cell>
          <table:table-cell office:value-type="float" office:value="26.5321341549943" calcext:value-type="float">
            <text:p>26.5321341549943</text:p>
          </table:table-cell>
          <table:table-cell office:value-type="float" office:value="6.24876387901667" calcext:value-type="float">
            <text:p>6.24876387901667</text:p>
          </table:table-cell>
          <table:table-cell office:value-type="float" office:value="71.9033510141803" calcext:value-type="float">
            <text:p>71.9033510141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7:30:22.232480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33:45.190601727</dc:date>
    <meta:editing-duration>PT5M5S</meta:editing-duration>
    <meta:editing-cycles>2</meta:editing-cycles>
    <meta:generator>LibreOffice/6.0.7.3$Linux_X86_64 LibreOffice_project/00m0$Build-3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1.96cm" style:legend-expansion="high" chart:style-name="ch2"/>
        <chart:plot-area chart:style-name="ch3" table:cell-range-address="best_final_development.B1:best_final_development.K11" svg:x="0.32cm" svg:y="0.18cm" svg:width="12.481cm" svg:height="8.64cm">
          <chartooo:coordinate-region svg:x="0.941cm" svg:y="0.379cm" svg:width="11.4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final_development.B1:best_final_development.B11" chart:class="chart:line">
            <chart:data-point chart:repeated="11"/>
          </chart:series>
          <chart:series chart:style-name="ch7" chart:values-cell-range-address="best_final_development.C1:best_final_development.C11" chart:class="chart:line">
            <chart:data-point chart:repeated="11"/>
          </chart:series>
          <chart:series chart:style-name="ch8" chart:values-cell-range-address="best_final_development.D1:best_final_development.D11" chart:class="chart:line">
            <chart:data-point chart:repeated="11"/>
          </chart:series>
          <chart:series chart:style-name="ch9" chart:values-cell-range-address="best_final_development.E1:best_final_development.E11" chart:class="chart:line">
            <chart:data-point chart:repeated="11"/>
          </chart:series>
          <chart:series chart:style-name="ch10" chart:values-cell-range-address="best_final_development.F1:best_final_development.F11" chart:class="chart:line">
            <chart:data-point chart:repeated="11"/>
          </chart:series>
          <chart:series chart:style-name="ch11" chart:values-cell-range-address="best_final_development.G1:best_final_development.G11" chart:class="chart:line">
            <chart:data-point chart:repeated="11"/>
          </chart:series>
          <chart:series chart:style-name="ch12" chart:values-cell-range-address="best_final_development.H1:best_final_development.H11" chart:class="chart:line">
            <chart:data-point chart:repeated="11"/>
          </chart:series>
          <chart:series chart:style-name="ch13" chart:values-cell-range-address="best_final_development.I1:best_final_development.I11" chart:class="chart:line">
            <chart:data-point chart:repeated="11"/>
          </chart:series>
          <chart:series chart:style-name="ch14" chart:values-cell-range-address="best_final_development.J1:best_final_development.J11" chart:class="chart:line">
            <chart:data-point chart:repeated="11"/>
          </chart:series>
          <chart:series chart:style-name="ch15" chart:values-cell-range-address="best_final_development.K1:best_final_development.K1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final_development.B1:best_final_development.B11</svg:desc>
                </draw:g>
              </table:table-cell>
              <table:table-cell office:value-type="float" office:value="0">
                <text:p>0</text:p>
                <draw:g>
                  <svg:desc>best_final_development.C1:best_final_development.C11</svg:desc>
                </draw:g>
              </table:table-cell>
              <table:table-cell office:value-type="float" office:value="0">
                <text:p>0</text:p>
                <draw:g>
                  <svg:desc>best_final_development.D1:best_final_development.D11</svg:desc>
                </draw:g>
              </table:table-cell>
              <table:table-cell office:value-type="float" office:value="0">
                <text:p>0</text:p>
                <draw:g>
                  <svg:desc>best_final_development.E1:best_final_development.E11</svg:desc>
                </draw:g>
              </table:table-cell>
              <table:table-cell office:value-type="float" office:value="0">
                <text:p>0</text:p>
                <draw:g>
                  <svg:desc>best_final_development.F1:best_final_development.F11</svg:desc>
                </draw:g>
              </table:table-cell>
              <table:table-cell office:value-type="float" office:value="0">
                <text:p>0</text:p>
                <draw:g>
                  <svg:desc>best_final_development.G1:best_final_development.G11</svg:desc>
                </draw:g>
              </table:table-cell>
              <table:table-cell office:value-type="float" office:value="0">
                <text:p>0</text:p>
                <draw:g>
                  <svg:desc>best_final_development.H1:best_final_development.H11</svg:desc>
                </draw:g>
              </table:table-cell>
              <table:table-cell office:value-type="float" office:value="0">
                <text:p>0</text:p>
                <draw:g>
                  <svg:desc>best_final_development.I1:best_final_development.I11</svg:desc>
                </draw:g>
              </table:table-cell>
              <table:table-cell office:value-type="float" office:value="0">
                <text:p>0</text:p>
                <draw:g>
                  <svg:desc>best_final_development.J1:best_final_development.J11</svg:desc>
                </draw:g>
              </table:table-cell>
              <table:table-cell office:value-type="float" office:value="0">
                <text:p>0</text:p>
                <draw:g>
                  <svg:desc>best_final_development.K1:best_final_development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9305265113538">
                <text:p>0.889305265113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1390103594276">
                <text:p>0.711390103594276</text:p>
              </table:table-cell>
              <table:table-cell office:value-type="float" office:value="0.249879734390893">
                <text:p>0.2498797343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9086385455866">
                <text:p>0.79086385455866</text:p>
              </table:table-cell>
              <table:table-cell office:value-type="float" office:value="0">
                <text:p>0</text:p>
              </table:table-cell>
              <table:table-cell office:value-type="float" office:value="0.961763628007723">
                <text:p>0.961763628007723</text:p>
              </table:table-cell>
              <table:table-cell office:value-type="float" office:value="0.121772131215831">
                <text:p>0.121772131215831</text:p>
              </table:table-cell>
              <table:table-cell office:value-type="float" office:value="0.0162030060111225">
                <text:p>0.0162030060111225</text:p>
              </table:table-cell>
              <table:table-cell office:value-type="float" office:value="0">
                <text:p>0</text:p>
              </table:table-cell>
              <table:table-cell office:value-type="float" office:value="0.429342495666713">
                <text:p>0.429342495666713</text:p>
              </table:table-cell>
              <table:table-cell office:value-type="float" office:value="0.748069791209453">
                <text:p>0.748069791209453</text:p>
              </table:table-cell>
              <table:table-cell office:value-type="float" office:value="0.613674328109455">
                <text:p>0.613674328109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3319389847003">
                <text:p>0.703319389847003</text:p>
              </table:table-cell>
              <table:table-cell office:value-type="float" office:value="0">
                <text:p>0</text:p>
              </table:table-cell>
              <table:table-cell office:value-type="float" office:value="1.38065623075665">
                <text:p>1.38065623075665</text:p>
              </table:table-cell>
              <table:table-cell office:value-type="float" office:value="1.47822790701104">
                <text:p>1.47822790701104</text:p>
              </table:table-cell>
              <table:table-cell office:value-type="float" office:value="0.00438445501704529">
                <text:p>0.00438445501704529</text:p>
              </table:table-cell>
              <table:table-cell office:value-type="float" office:value="0.798006735627854">
                <text:p>0.798006735627854</text:p>
              </table:table-cell>
              <table:table-cell office:value-type="float" office:value="1.07111614165516">
                <text:p>1.07111614165516</text:p>
              </table:table-cell>
              <table:table-cell office:value-type="float" office:value="0.998309709378297">
                <text:p>0.998309709378297</text:p>
              </table:table-cell>
              <table:table-cell office:value-type="float" office:value="0.15852666885408">
                <text:p>0.15852666885408</text:p>
              </table:table-cell>
              <table:table-cell office:value-type="float" office:value="0.28468504612799">
                <text:p>0.28468504612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465636447381">
                <text:p>0.625465636447381</text:p>
              </table:table-cell>
              <table:table-cell office:value-type="float" office:value="0.615316726830519">
                <text:p>0.615316726830519</text:p>
              </table:table-cell>
              <table:table-cell office:value-type="float" office:value="0.875759199584267">
                <text:p>0.875759199584267</text:p>
              </table:table-cell>
              <table:table-cell office:value-type="float" office:value="2.79833356479723">
                <text:p>2.79833356479723</text:p>
              </table:table-cell>
              <table:table-cell office:value-type="float" office:value="0.00118641231036376">
                <text:p>0.00118641231036376</text:p>
              </table:table-cell>
              <table:table-cell office:value-type="float" office:value="2.63552032826452">
                <text:p>2.63552032826452</text:p>
              </table:table-cell>
              <table:table-cell office:value-type="float" office:value="2.31629009882321">
                <text:p>2.31629009882321</text:p>
              </table:table-cell>
              <table:table-cell office:value-type="float" office:value="1.78586084516431">
                <text:p>1.78586084516431</text:p>
              </table:table-cell>
              <table:table-cell office:value-type="float" office:value="0.340950964297537">
                <text:p>0.340950964297537</text:p>
              </table:table-cell>
              <table:table-cell office:value-type="float" office:value="2.3636274401372">
                <text:p>2.3636274401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6229883640245">
                <text:p>0.556229883640245</text:p>
              </table:table-cell>
              <table:table-cell office:value-type="float" office:value="3.72678426042832">
                <text:p>3.72678426042832</text:p>
              </table:table-cell>
              <table:table-cell office:value-type="float" office:value="1.5890059203979">
                <text:p>1.5890059203979</text:p>
              </table:table-cell>
              <table:table-cell office:value-type="float" office:value="0.537264297865633">
                <text:p>0.537264297865633</text:p>
              </table:table-cell>
              <table:table-cell office:value-type="float" office:value="2.84013309256323">
                <text:p>2.84013309256323</text:p>
              </table:table-cell>
              <table:table-cell office:value-type="float" office:value="5.90946727084167">
                <text:p>5.90946727084167</text:p>
              </table:table-cell>
              <table:table-cell office:value-type="float" office:value="4.64851728313603">
                <text:p>4.64851728313603</text:p>
              </table:table-cell>
              <table:table-cell office:value-type="float" office:value="3.60933011790107">
                <text:p>3.60933011790107</text:p>
              </table:table-cell>
              <table:table-cell office:value-type="float" office:value="0.0604479559214007">
                <text:p>0.0604479559214007</text:p>
              </table:table-cell>
              <table:table-cell office:value-type="float" office:value="3.97788866907426">
                <text:p>3.97788866907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658164134761">
                <text:p>0.494658164134761</text:p>
              </table:table-cell>
              <table:table-cell office:value-type="float" office:value="0.482548866391077">
                <text:p>0.482548866391077</text:p>
              </table:table-cell>
              <table:table-cell office:value-type="float" office:value="7.22758495121394">
                <text:p>7.22758495121394</text:p>
              </table:table-cell>
              <table:table-cell office:value-type="float" office:value="0.671087907514319">
                <text:p>0.671087907514319</text:p>
              </table:table-cell>
              <table:table-cell office:value-type="float" office:value="14.6796378729441">
                <text:p>14.6796378729441</text:p>
              </table:table-cell>
              <table:table-cell office:value-type="float" office:value="7.52815456441096">
                <text:p>7.52815456441096</text:p>
              </table:table-cell>
              <table:table-cell office:value-type="float" office:value="5.52549593029141">
                <text:p>5.52549593029141</text:p>
              </table:table-cell>
              <table:table-cell office:value-type="float" office:value="10.2378439658488">
                <text:p>10.2378439658488</text:p>
              </table:table-cell>
              <table:table-cell office:value-type="float" office:value="0.0107169527518535">
                <text:p>0.0107169527518535</text:p>
              </table:table-cell>
              <table:table-cell office:value-type="float" office:value="9.23534872006839">
                <text:p>9.2353487200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902109796439">
                <text:p>0.439902109796439</text:p>
              </table:table-cell>
              <table:table-cell office:value-type="float" office:value="0.0624810539552273">
                <text:p>0.0624810539552273</text:p>
              </table:table-cell>
              <table:table-cell office:value-type="float" office:value="21.5543631626387">
                <text:p>21.5543631626387</text:p>
              </table:table-cell>
              <table:table-cell office:value-type="float" office:value="38.6636179424149">
                <text:p>38.6636179424149</text:p>
              </table:table-cell>
              <table:table-cell office:value-type="float" office:value="29.4995768613383">
                <text:p>29.4995768613383</text:p>
              </table:table-cell>
              <table:table-cell office:value-type="float" office:value="18.1185909384348">
                <text:p>18.1185909384348</text:p>
              </table:table-cell>
              <table:table-cell office:value-type="float" office:value="0.882517595244783">
                <text:p>0.882517595244783</text:p>
              </table:table-cell>
              <table:table-cell office:value-type="float" office:value="25.95799542209">
                <text:p>25.95799542209</text:p>
              </table:table-cell>
              <table:table-cell office:value-type="float" office:value="0.0019000324251626">
                <text:p>0.0019000324251626</text:p>
              </table:table-cell>
              <table:table-cell office:value-type="float" office:value="25.1328603479498">
                <text:p>25.1328603479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207262376527">
                <text:p>0.391207262376527</text:p>
              </table:table-cell>
              <table:table-cell office:value-type="float" office:value="57.6864808834989">
                <text:p>57.6864808834989</text:p>
              </table:table-cell>
              <table:table-cell office:value-type="float" office:value="24.5279956519031">
                <text:p>24.5279956519031</text:p>
              </table:table-cell>
              <table:table-cell office:value-type="float" office:value="100.884216081207">
                <text:p>100.884216081207</text:p>
              </table:table-cell>
              <table:table-cell office:value-type="float" office:value="29.6910650810402">
                <text:p>29.6910650810402</text:p>
              </table:table-cell>
              <table:table-cell office:value-type="float" office:value="23.6514409113677">
                <text:p>23.6514409113677</text:p>
              </table:table-cell>
              <table:table-cell office:value-type="float" office:value="0.140953376084662">
                <text:p>0.140953376084662</text:p>
              </table:table-cell>
              <table:table-cell office:value-type="float" office:value="46.7542075282377">
                <text:p>46.7542075282377</text:p>
              </table:table-cell>
              <table:table-cell office:value-type="float" office:value="54.0994841682624">
                <text:p>54.0994841682624</text:p>
              </table:table-cell>
              <table:table-cell office:value-type="float" office:value="71.9033510141803">
                <text:p>71.9033510141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7902678182099">
                <text:p>0.347902678182099</text:p>
              </table:table-cell>
              <table:table-cell office:value-type="float" office:value="182.925177394111">
                <text:p>182.925177394111</text:p>
              </table:table-cell>
              <table:table-cell office:value-type="float" office:value="23.1551544315949">
                <text:p>23.1551544315949</text:p>
              </table:table-cell>
              <table:table-cell office:value-type="float" office:value="19.3692017994008">
                <text:p>19.3692017994008</text:p>
              </table:table-cell>
              <table:table-cell office:value-type="float" office:value="8.1360981107025">
                <text:p>8.1360981107025</text:p>
              </table:table-cell>
              <table:table-cell office:value-type="float" office:value="15.723733765825">
                <text:p>15.723733765825</text:p>
              </table:table-cell>
              <table:table-cell office:value-type="float" office:value="0.0402554552779273">
                <text:p>0.0402554552779273</text:p>
              </table:table-cell>
              <table:table-cell office:value-type="float" office:value="52.913576878222">
                <text:p>52.913576878222</text:p>
              </table:table-cell>
              <table:table-cell office:value-type="float" office:value="35.2455602136262">
                <text:p>35.2455602136262</text:p>
              </table:table-cell>
              <table:table-cell office:value-type="float" office:value="71.9033510141803">
                <text:p>71.9033510141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9391683454441">
                <text:p>0.309391683454441</text:p>
              </table:table-cell>
              <table:table-cell office:value-type="float" office:value="43.1223390386981">
                <text:p>43.1223390386981</text:p>
              </table:table-cell>
              <table:table-cell office:value-type="float" office:value="102.699681285729">
                <text:p>102.699681285729</text:p>
              </table:table-cell>
              <table:table-cell office:value-type="float" office:value="3.71877775254678">
                <text:p>3.71877775254678</text:p>
              </table:table-cell>
              <table:table-cell office:value-type="float" office:value="88.4333886420851">
                <text:p>88.4333886420851</text:p>
              </table:table-cell>
              <table:table-cell office:value-type="float" office:value="10.4533082980037">
                <text:p>10.4533082980037</text:p>
              </table:table-cell>
              <table:table-cell office:value-type="float" office:value="56.3542312888254">
                <text:p>56.3542312888254</text:p>
              </table:table-cell>
              <table:table-cell office:value-type="float" office:value="26.5321341549943">
                <text:p>26.5321341549943</text:p>
              </table:table-cell>
              <table:table-cell office:value-type="float" office:value="6.24876387901667">
                <text:p>6.24876387901667</text:p>
              </table:table-cell>
              <table:table-cell office:value-type="float" office:value="71.9033510141803">
                <text:p>71.9033510141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